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top="0in" fo:margin-bottom="0in" fo:line-height="100%" fo:text-align="justify" style:justify-single-word="false"/>
      <style:text-properties style:font-name="Arial" fo:font-style="normal" style:text-underline-style="none" style:font-style-asian="normal" style:font-style-complex="normal"/>
    </style:style>
    <style:style style:name="P2" style:family="paragraph" style:parent-style-name="Standard">
      <style:paragraph-properties fo:margin-top="0in" fo:margin-bottom="0in" fo:line-height="100%" fo:text-align="justify" style:justify-single-word="false"/>
      <style:text-properties style:font-name="Arial" fo:font-style="normal" style:font-style-asian="normal" style:font-style-complex="normal"/>
    </style:style>
    <style:style style:name="P3" style:family="paragraph" style:parent-style-name="Standard">
      <style:paragraph-properties fo:margin-top="0in" fo:margin-bottom="0in" fo:line-height="100%"/>
      <style:text-properties style:font-name="Arial" style:text-underline-style="none"/>
    </style:style>
    <style:style style:name="P4" style:family="paragraph" style:parent-style-name="Standard">
      <style:paragraph-properties fo:margin-top="0in" fo:margin-bottom="0in" fo:line-height="100%" fo:text-align="justify" style:justify-single-word="false"/>
      <style:text-properties style:font-name="Arial" style:text-underline-style="none"/>
    </style:style>
    <style:style style:name="P5" style:family="paragraph" style:parent-style-name="Standard">
      <style:paragraph-properties fo:margin-top="0in" fo:margin-bottom="0in" fo:line-height="100%" fo:text-align="center" style:justify-single-word="false"/>
      <style:text-properties style:font-name="Arial" fo:font-size="18pt" style:text-underline-style="solid" style:text-underline-width="auto" style:text-underline-color="font-color" fo:font-weight="bold" style:font-size-asian="18pt" style:font-weight-asian="bold" style:font-size-complex="18pt" style:font-weight-complex="bold"/>
    </style:style>
    <style:style style:name="P6" style:family="paragraph" style:parent-style-name="Standard">
      <style:paragraph-properties fo:margin-top="0in" fo:margin-bottom="0in" fo:line-height="100%" fo:text-align="center" style:justify-single-word="false"/>
      <style:text-properties style:font-name="Arial" fo:font-size="12pt" style:text-underline-style="solid" style:text-underline-width="auto" style:text-underline-color="font-color" fo:font-weight="bold" style:font-size-asian="10.5pt" style:font-weight-asian="bold" style:font-size-complex="12pt" style:font-weight-complex="bold"/>
    </style:style>
    <style:style style:name="P7" style:family="paragraph" style:parent-style-name="Standard">
      <style:paragraph-properties fo:margin-top="0in" fo:margin-bottom="0in" fo:line-height="100%" fo:text-align="center" style:justify-single-word="false"/>
      <style:text-properties style:font-name="Arial" fo:font-size="12pt" style:text-underline-style="none" fo:font-weight="bold" style:font-size-asian="10.5pt" style:font-weight-asian="bold" style:font-size-complex="12pt" style:font-weight-complex="bold"/>
    </style:style>
    <style:style style:name="P8" style:family="paragraph" style:parent-style-name="Standard">
      <style:paragraph-properties fo:margin-top="0in" fo:margin-bottom="0in" fo:line-height="100%" fo:text-align="start" style:justify-single-word="false"/>
      <style:text-properties style:font-name="Arial" fo:font-size="12pt" style:text-underline-style="none" fo:font-weight="bold" style:font-size-asian="10.5pt" style:font-weight-asian="bold" style:font-size-complex="12pt" style:font-weight-complex="bold"/>
    </style:style>
    <style:style style:name="P9" style:family="paragraph" style:parent-style-name="Standard">
      <style:paragraph-properties fo:margin-top="0in" fo:margin-bottom="0in" fo:line-height="100%" fo:text-align="justify" style:justify-single-word="false"/>
      <style:text-properties style:font-name="Arial" style:text-underline-style="solid" style:text-underline-width="auto" style:text-underline-color="font-color"/>
    </style:style>
    <style:style style:name="P10" style:family="paragraph" style:parent-style-name="Standard">
      <style:paragraph-properties fo:margin-top="0in" fo:margin-bottom="0in" fo:line-height="100%"/>
      <style:text-properties style:font-name="Arial"/>
    </style:style>
    <style:style style:name="P11" style:family="paragraph" style:parent-style-name="Standard">
      <style:paragraph-properties fo:margin-top="0in" fo:margin-bottom="0in" fo:line-height="100%" fo:text-align="justify" style:justify-single-word="false"/>
      <style:text-properties style:font-name="Arial"/>
    </style:style>
    <style:style style:name="T1" style:family="text">
      <style:text-properties style:text-underline-style="none"/>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style:font-name="Courier New"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Relatório Intermediário de Trabalho</text:p>
      <text:p text:style-name="P6">Arquitetura de Software</text:p>
      <text:p text:style-name="P7"/>
      <text:p text:style-name="P8">Pedro Araujo Pires</text:p>
      <text:p text:style-name="P3"/>
      <text:p text:style-name="P3"/>
      <text:p text:style-name="P4"><text:tab/>Uma linha de produtos de software (SPL, em inglês) é uma forma de se criar uma família de produtos, baseando-se em <text:span text:style-name="T2">features </text:span><text:span text:style-name="T4">que podem ou não estar presentes no programa final. Esse programa é feito escolhendo-se quais features devem estar presentes. Tradicionalmente, esse trabalho é feito utilizando-se diretivas de pré-processamento (</text:span><text:span text:style-name="T7">#ifdef</text:span><text:span text:style-name="T4">). Porém, essa estratégia deixa o código confuso, de difícil compreensão. Para resolver esse problema, foi proposto utilizar cores para diferenciar o código de </text:span><text:span text:style-name="T2">features</text:span><text:span text:style-name="T4"> do código do </text:span><text:span text:style-name="T2">core</text:span><text:span text:style-name="T4"> do programa.</text:span></text:p>
      <text:p text:style-name="P1"/>
      <text:p text:style-name="P1"><text:tab/>O CIDE+ é um plugin para a IDE Eclipse, que permite a visualização por cores das features de um programa. Além disso, também é possível exportar o código, selecionando quais features devem estar no código final. O CIDE+ é baseado em um outro plugin que implementa a mesma funcionalidade, o CIDE. A diferença é que o CIDE+ possui um algoritmo para a coloração semi-automática das features. O usuário escolhe uma semente (pacote, classe ou método), e todas as referências a essas sementes são marcadas no código.</text:p>
      <text:p text:style-name="P1"/>
      <text:p text:style-name="P1"><text:tab/>Este trabalho foi iniciado em cima de uma versão já implementada do CIDE+, e o objetivo é implementar novas funcionalidades para que ele seja transformado em um produto final. A primeira funcionalidade é a possibilidade de se marcar manualmente features no código, pois o algoritmo de coloração semi-automática não é perfeito, e o usuário precisa de marcar trechos de código manualmente. Outra funcionalidade é a possibilidade de se esconder as cores no editor (modo “light”), pois quando muitas features estão sendo mostradas na tela, o editor fica muito colorido, sendo visualmente ruim de se trabalhar no código.</text:p>
      <text:p text:style-name="P9"/>
      <text:p text:style-name="P11"><text:tab/>O CIDE+ possui quatro pacotes, que são: <text:span text:style-name="T2">automation, model, UI </text:span><text:span text:style-name="T4">e</text:span><text:span text:style-name="T2"> utils</text:span><text:span text:style-name="T4">. O pacote </text:span><text:span text:style-name="T2">automation</text:span><text:span text:style-name="T4"> contém a lógica do algoritmo de extração semi-automática. Apesar de os padrões estabelecidos para escolha de módulos seja separar o código de interface do usuário do </text:span><text:span text:style-name="T2">core</text:span><text:span text:style-name="T4"> do programa, esse módulo também possui o código relacionado às caixas de diálogo onde o usuário escolhe as </text:span><text:span text:style-name="T2">seeds</text:span><text:span text:style-name="T4"> do algoritmo. Essa configuração já estava pronta quando eu comecei a trabalhar com o código, e como as tarefas a serem desenvolvidas eram outras, isso não foi modificado.</text:span></text:p>
      <text:p text:style-name="P2"/>
      <text:p text:style-name="P11"><text:span text:style-name="T4"><text:tab/>O pacote </text:span><text:span text:style-name="T2">model</text:span><text:span text:style-name="T4"> possui o modelo de features utilizado pelo programa. Esse pacote não possui nenhuma dependência das bibliotecas do eclipse, podendo ser utilizado por outro programa sem a necessidade de alteração de código. Também não sofreu modificações pois não era o objetivo deste trabalho.</text:span></text:p>
      <text:p text:style-name="P2"/>
      <text:p text:style-name="P11"><text:span text:style-name="T4"><text:tab/>O pacote </text:span><text:span text:style-name="T2">UI</text:span><text:span text:style-name="T4"> possui a maior parte do código de interface com o usuário (a exceção é o código na pacote </text:span><text:span text:style-name="T2">automation</text:span><text:span text:style-name="T4">). A interface consiste em um </text:span><text:span text:style-name="T2">popup menu</text:span><text:span text:style-name="T4"> na na visualização de pacotes, através do qual é possível intergir com o </text:span><text:span text:style-name="T2">plugin</text:span><text:span text:style-name="T4">, uma visualização da AST onde é possível ver quais nós pertencem à cada feature, e os menus e ações utilizados no editor. A </text:span><text:soft-page-break/><text:span text:style-name="T4">visualização da AST é um recurso poderoso na hora de navegar pelo programa visualizando o que pertence à cada feature, mas devido a problemas na hora de executar a marcação manual de features, ela foi desabilitada. </text:span><text:span text:style-name="T6">Falar mais quais são esses problemas</text:span></text:p>
      <text:p text:style-name="P2"/>
      <text:p text:style-name="P11"><text:span text:style-name="T4"><text:tab/>Por fim, o pacote </text:span><text:span text:style-name="T2">utils</text:span><text:span text:style-name="T4"> contém duas classes utilitárias, sendo uma responsável por métodos para manipular o modelo das features, e a outra por métodos relacionados ao ambiente do eclipse. A classe que manipula o modelo possui métodos de persistência das features, assim como métodos para fazer o mapeamento entre um trecho do código selecionado e um nó da AST. A segunda classe utilitária, que manipula o ambiente do eclipse, é responsável por encontrar qual o arquivo sendo editado no editor, a qual projeto esse arquivo pertence, e pegar qual pedaço de texto está selecionado. Essa classe proporcionou um grande aprendizado sobre o ambiente do eclipse.</text:span></text:p>
      <text:p text:style-name="P9"/>
      <text:p text:style-name="P11"><text:tab/>A primeira tarefa realizada foi a implementação da marcação de features direto no editor. Essa funcionalidade é necessária pois existem elementos nos programas que, mesmo fazendo parte de uma <text:span text:style-name="T2">feature</text:span>, não estão diretamente relacionados com nenhuma <text:span text:style-name="T2">seed</text:span>, fazendo com que eles não sejam marcados.</text:p>
      <text:p text:style-name="P11"/>
      <text:p text:style-name="P11"><text:tab/>A marcação manual de features funciona da seguinte forma: primeiro o usuário seleciona um pedaço de código. Ao clicar com o botão direito do mouse sobre a área do editor, é aberto um menu onde existe a opção de o usuário escolher a qual <text:span text:style-name="T2">feature</text:span> aquele pedaço de código pertence. Quando o usuário escolhe uma <text:span text:style-name="T2">feature</text:span>, o pedaço de código selecionado é marcado como pertencente àquela <text:span text:style-name="T2">feature</text:span>. O usuário porém não pode marcar um pedaço arbitrário de código, pois dessa forma muitos erros de sintaxe poderiam ser introduzidos no código, quando uma variante do programa for gerada. A solução foi fazer com que as marcações sejam sempre em cima da AST do programa, ao invés de serem direto no texto, garantindo que as marcações sejam sempre de acordo com a sintaxe da linguagem java.</text:p>
      <text:p text:style-name="P11"/>
      <text:p text:style-name="P11"><text:tab/>Para minimizar os erros dos usuários na hora de selecionar o texto no editor, na hora de marcar a seleção como parte de uma <text:span text:style-name="T2">feature</text:span>, é verificado se o texto selecionado é um nó da AST. Caso seja, não há problemas e o nó é marcado. Caso não seja, é buscado na AST do programa o nó mais interno que engloba todo o texto selecionado. Se o nó encontrado possuir comentários logo acima (local padrão dos comentários explicativos), os comentários também são adicionados à <text:span text:style-name="T2">feature</text:span>.</text:p>
      <text:p text:style-name="P11"/>
      <text:p text:style-name="P11"><text:tab/>A segunda tarefa feita foi a implementação da visualização das features nas barras laterais do eclipse. Essa visualização faz parte do modo “<text:span text:style-name="T2">light</text:span>” do CIDE+, <text:s/>e faz com que seja mais fácil visualizar onde as features estão no código. Essa implementação foi feita utilizando a API de <text:span text:style-name="T2">markers</text:span> e <text:span text:style-name="T2">annotations</text:span> do eclipse. Os <text:span text:style-name="T2">markers</text:span> são a forma disponibilizada pelo eclipse para se marcar trechos relevantes de texto, e as <text:span text:style-name="T2">annotations</text:span> são a forma de visualizar esses <text:span text:style-name="T2">markers</text:span>. Essa implementação foi relativamente simples, pois a API de <text:span text:style-name="T2">markers</text:span> é simples de usar, e possui uma extensa documentação na web.</text:p>
      <text:p text:style-name="P11"/>
      <text:p text:style-name="P11"><text:tab/>Devido ao fato de as features serem sempre marcadas diretamente na AST do programa, esta era lida, e a cada nó encontrado que fosse parte de alguma <text:span text:style-name="T2">feature</text:span>, o trecho correspondente de código era colorido no editor. Quando havia algum erro de sintaxe no código, a AST não era gerada, e o código não era colorido. Para resolver esse problema foi criado um novo <text:span text:style-name="T2">painter</text:span> (classe responsável pela apresentação do texto). Esse <text:span text:style-name="T2">painter</text:span> utiliza <text:soft-page-break/>os <text:span text:style-name="T2">markers</text:span> criados para cada feature, uma vez que cada <text:span text:style-name="T2">marker</text:span> armazena informações como a qual <text:span text:style-name="T2">feature</text:span> ele pertence, em qual linha está o trecho de código que ele referencia, e o tamanho desse trecho. Essa implementação ainda possui uma vantagem, que é o fato de o eclipse automaticamente atualizar as informações de posição dos markers quando o texto é editado, de forma que o <text:span text:style-name="T2">painter</text:span> não necessitou de nenhum código adicional para atualizar a apresentação do texto enquanto este era editado.</text:p>
      <text:p text:style-name="P11"/>
      <text:p text:style-name="P11"><text:tab/>Foram resolvidos também alguns <text:span text:style-name="T2">bugs</text:span> de interface do usuário no linux. Na caixa de diálogo que é aberta quando a extração semi-automática é executada, os botões e caixas de texto estavam sobrepostos. Foi necessário alguns ajustes na posição desses elementos para que ficassem corretos tanto no windows quanto no linux. </text:p>
      <text:p text:style-name="P9"/>
      <text:p text:style-name="P9"><text:span text:style-name="T1"><text:tab/>Atualmente estou trabalhando no modo “</text:span><text:span text:style-name="T3">light</text:span><text:span text:style-name="T1">” do CIDE+. Esse é um modo de visualização das features sem cores, para que o editor não fique muito colorido, o que é visualmente ruim. O modo “</text:span><text:span text:style-name="T3">light</text:span><text:span text:style-name="T1">” consiste em uma representação das features nas barras laterais do editor, assim como uma forma de se esconder as cores. A representação nas barras laterais já foi feita, e atualmente estou trabalhando em uma forma de o usuário visualizar a qual </text:span><text:span text:style-name="T3">feature</text:span><text:span text:style-name="T1"> a marcação pertence. Isso será implementado de forma que, quando o usuário clicar no ícone relativo a uma </text:span><text:span text:style-name="T3">feature</text:span><text:span text:style-name="T1"> na barra lateral, somente o trecho específico de código seja colorido. Atualmente, quando o usuário posiciona o mouse sobre a marcação na barra lateral, somente é informado à qual feature aquela marcação pertence, mas nenhuma informação sobre qual trecho específico de código aquela marcação pertence (somente em qual linha de código o trecho está) é mostrada.</text:span></text:p>
      <text:p text:style-name="P4"/>
      <text:p text:style-name="P4"><text:tab/>Estou tendo algumas dificuldades com essa implementação, e imagino que seja devido ao fato de o editor do CIDE+ ser uma extensão do editor java padrão. Não é recomendado extender o editor do eclipse pois ele pode sofrer modificações, fazendo com que uma possível manutenção seja necessária a cada novo release do eclipse. Para facilitar a implementação citada acima, estou estudando formas de se refatorar o código, para que o editor java padrão seja modificado em tempo de execução, ao invés de ser extendido.</text:p>
      <text:p text:style-name="P4"/>
      <text:p text:style-name="P9"><text:span text:style-name="T1"><text:tab/>A outra parte do modo “</text:span><text:span text:style-name="T3">light</text:span><text:span text:style-name="T1">” a ser implementada é a possibilidade de o usuário esconder as cores. Essa funcionalidade será simples de se implementar, pois consiste somente em desabilitar o </text:span><text:span text:style-name="T3">painter</text:span><text:span text:style-name="T5"> (classe responsável por colorir o código no editor). Será desenvolvida após o término da implementação das marcações na barra lateral.</text:span></text:p>
      <text:p text:style-name="P1"/>
      <text:p text:style-name="P9"><text:span text:style-name="T5"><text:tab/>Foram encontrados alguns </text:span><text:span text:style-name="T3">bugs</text:span><text:span text:style-name="T5"> na implementação inicial do CIDE+, que também serão resolvidos para a versão final. Devido ao fato de as features serem marcadas na AST, quando o trecho de código a ser marcado for um parâmetro de um método com mais de um parâmetro, não é possível marcar a virgula que delimita os parâmetros como parte da feature. O resultado é um erro de sintaxe no código exportado, quando a feature não está presente.</text:span></text:p>
      <text:p text:style-name="P1"/>
      <text:p text:style-name="P9"><text:span text:style-name="T5"><text:tab/>Um outro </text:span><text:span text:style-name="T3">bug</text:span><text:span text:style-name="T5"> encontrado ocorre devido a inconsistências entre o arquivo que guarda as configurações de features em disco, e a configuração no momento. Mais especificamente, quando uma feature é deletada do modelo, e o algoritmo é executado, ele procura por essa feature, e como não encontra, uma exeção é lançada. Para resolver esse problema é necessário garantir a sincronização entre os arquivos em disco que guardam as features de cada projeto e a configuração atual de features.</text:span></text:p>
      <text:p text:style-name="P1"><text:soft-page-break/></text:p>
      <text:p text:style-name="P9"><text:span text:style-name="T5"><text:tab/>O trabalho está com um bom andamento, apesar das recentes dificuldades com a implementação do modo “</text:span><text:span text:style-name="T3">light</text:span><text:span text:style-name="T5">”. Será possível implementar todas as modificações propostas, incluindo a resolução dos </text:span><text:span text:style-name="T3">bugs</text:span><text:span text:style-name="T5"> encontrados. </text:span></text:p>
      <text:p text:style-name="P10"/>
      <text:p text:style-name="P10"/>
      <text:p text:style-name="P10"/>
      <text:p text:style-name="P10"/>
      <text:p text:style-name="P10"/>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edro Pires</meta:initial-creator>
    <meta:creation-date>2012-05-13T22:17:41</meta:creation-date>
    <dc:date>2012-07-02T21:03:32</dc:date>
    <dc:creator>Pedro Pires</dc:creator>
    <meta:editing-duration>PT03H40M06S</meta:editing-duration>
    <meta:editing-cycles>49</meta:editing-cycles>
    <meta:generator>OpenOffice.org/3.2$Linux OpenOffice.org_project/320m12$Build-9483</meta:generator>
    <meta:document-statistic meta:table-count="0" meta:image-count="0" meta:object-count="0" meta:page-count="4" meta:paragraph-count="22" meta:word-count="1666" meta:character-count="10143"/>
  </office:meta>
</office:document-meta>
</file>